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margin-top="0in" fo:margin-bottom="0.0972in" style:contextual-spacing="false" fo:line-height="115%"/>
    </style:style>
    <style:style style:name="P2" style:family="paragraph" style:parent-style-name="Heading_20_2">
      <style:paragraph-properties fo:margin-top="0in" fo:margin-bottom="0.0972in" style:contextual-spacing="false" fo:line-height="115%"/>
    </style:style>
    <style:style style:name="P3" style:family="paragraph" style:parent-style-name="Quotations">
      <style:paragraph-properties fo:margin-top="0in" fo:margin-bottom="0.0972in" style:contextual-spacing="false" fo:line-height="115%"/>
    </style:style>
    <style:style style:name="P4" style:family="paragraph" style:parent-style-name="Text_20_body" style:list-style-name="L1"/>
    <style:style style:name="P5" style:family="paragraph" style:parent-style-name="Heading_20_1">
      <style:paragraph-properties fo:margin-top="0in" fo:margin-bottom="0.0972in" style:contextual-spacing="false" fo:line-height="115%"/>
    </style:style>
    <style:style style:name="P6" style:family="paragraph" style:parent-style-name="Heading_20_3">
      <style:paragraph-properties fo:margin-top="0in" fo:margin-bottom="0.0972in" style:contextual-spacing="false" fo:line-height="115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Document Writing Environment (DWE): Preface &amp; AI Use Policy</text:span></text:h>
      <text:p text:style-name="Text_20_body"><text:span text:style-name="Strong_20_Emphasis">Author:</text:span> Eric D. Martin<text:line-break/><text:span text:style-name="Strong_20_Emphasis">Framework:</text:span> oMMP / DWE / AIWared Series<text:line-break/><text:span text:style-name="Strong_20_Emphasis">Version:</text:span> 1.0 (October 2025)<text:line-break/><text:span text:style-name="Strong_20_Emphasis">License:</text:span> CC BY-NC 4.0</text:p>
      <text:p text:style-name="P1"/>
      <text:h text:style-name="P2" text:outline-level="2"><text:span text:style-name="Strong_20_Emphasis">Preface — Lineage of Structural Thinking</text:span></text:h>
      <text:p text:style-name="Text_20_body">The Document Writing Environment (DWE) draws its lineage from the procedural systems of the 1980s and 1990s, when automation was mechanical, not conversational.<text:line-break/><text:span text:style-name="Strong_20_Emphasis">Eric D. Martin</text:span>, then working on IBM 3270 mainframes, designed intelligent hot-key systems to coordinate input and communication across secure military and government networks.<text:line-break/>In 1997, <text:span text:style-name="Strong_20_Emphasis">Sgt. Desmond A. Wilson, USMC</text:span>, issued a standing order that defined the philosophy behind all subsequent work:</text:p>
      <text:p text:style-name="P3"><text:span text:style-name="Emphasis">“Don’t rely on hotkeys too much. You can’t check your work—it goes too fast. You’ll miss something.”</text:span></text:p>
      <text:p text:style-name="Text_20_body">That warning became the operating law for every system Martin built thereafter: <text:span text:style-name="Strong_20_Emphasis">speed must never outrun verification</text:span>.</text:p>
      <text:p text:style-name="Text_20_body">By the time Martin joined <text:span text:style-name="Strong_20_Emphasis">Special Projects for the Sassy Management Unit (SMU), I MEF 1st FFSG</text:span>, the principle had hardened into policy.<text:line-break/>Automation was never a replacement for oversight—it was a structure for preserving human judgment.<text:line-break/>Long before commercial AI or large language models, the military had already implemented advanced executive systems capable of adaptive decision-making.<text:line-break/>The civilian world later called them “AI”; inside the service, they were simply part of command logic.</text:p>
      <text:p text:style-name="Text_20_body">From those roots grew the conviction that every system—hardware, software, or scholarly—must contain its own auditing mechanism.<text:line-break/>Hence the DWE’s insistence on provenance records, JSON transcripts, and traceable authorship.</text:p>
      <text:p text:style-name="P1"/>
      <text:h text:style-name="P2" text:outline-level="2"><text:span text:style-name="Strong_20_Emphasis">The Recurring Argument Against Machines</text:span></text:h>
      <text:p text:style-name="Text_20_body">Every era of computation has repeated the same warning: that the next tool will destroy the discipline it was meant to assist.<text:line-break/>They said it about calculators and accountants. They said it again about punch cards, and later about overnight flat-file processes that replaced ledgers.<text:line-break/>Each time, the profession survived—because humans adapted the <text:span text:style-name="Emphasis">scope of what needed checking.</text:span></text:p>
      <text:p text:style-name="Text_20_body"><text:soft-page-break/>The DWE applies that same progression to artificial intelligence.<text:line-break/>Rather than fearing automation, it embeds verification directly into the architecture—through provenance trails, JSON transcripts, and reproducible logic.<text:line-break/>The tool evolves, but the guardrail remains: <text:span text:style-name="Strong_20_Emphasis">never remove the audit path.</text:span></text:p>
      <text:p text:style-name="P1"/>
      <text:h text:style-name="P2" text:outline-level="2"><text:span text:style-name="Strong_20_Emphasis">Doctrine of Continuity of Authorship</text:span></text:h>
      <text:p text:style-name="Text_20_body">All discovery is inherited. The illusion of originality arises from incomplete archives.<text:line-break/>AI makes the lineage of thought visible again—it restores the collective authorship that has always existed beneath the myth of genius.</text:p>
      <text:p text:style-name="P1"/>
      <text:h text:style-name="P2" text:outline-level="2"><text:span text:style-name="Strong_20_Emphasis">Doctrine of Amplified Synthesis</text:span></text:h>
      <text:p text:style-name="Text_20_body">Modern researchers, aided by instantaneous access to global knowledge and AI-powered exploration, can intuit and assemble ideas across domains once separated by decades of specialization.<text:line-break/>This is not a degradation of scholarship but a new stage of it: hypothesis generation at unprecedented breadth coupled with the obligation of rigorous, documented verification.</text:p>
      <text:p text:style-name="Text_20_body">The DWE codifies this balance:</text:p>
      <text:list text:style-name="L1">
        <text:list-item>
          <text:p text:style-name="P4"><text:span text:style-name="Strong_20_Emphasis">Breadth without opacity.</text:span> AI may accelerate pattern recognition, but every inference is archived and sourced.</text:p>
        </text:list-item>
        <text:list-item>
          <text:p text:style-name="P4"><text:span text:style-name="Strong_20_Emphasis">Verification without hierarchy.</text:span> Independent scholars verify through procedure, not patronage.</text:p>
        </text:list-item>
        <text:list-item>
          <text:p text:style-name="P4"><text:span text:style-name="Strong_20_Emphasis">Authorship without myth.</text:span> Genius is recognized as synthesis, not as ex nihilo invention.</text:p>
        </text:list-item>
      </text:list>
      <text:p text:style-name="P1"/>
      <text:h text:style-name="P5" text:outline-level="1"><text:span text:style-name="Strong_20_Emphasis">AI Use &amp; Research Integrity Policy</text:span></text:h>
      <text:p text:style-name="Text_20_body"><text:span text:style-name="Emphasis">(Bound to the DWE / oMMP ecosystem and adapted from WSU Experimental Psychology policy.)</text:span></text:p>
      <text:h text:style-name="P6" text:outline-level="3">1. Purpose</text:h>
      <text:p text:style-name="Text_20_body">Artificial intelligence (AI) tools are valuable resources. Organization, exploration, and the calibration of certainty and uncertainty matter less than the guardrails that define their responsible use.<text:line-break/>AI has been woven into research and writing long before language models—Word Templates, Apple Genius, Grammarly, Google search algorithms, telephone routing systems, bus scheduling, and early story-template software. Each represents a quiet lineage of machine assistance in human reasoning.</text:p>
      <text:p text:style-name="Text_20_body">What deserves the most scrutiny has often been ignored: <text:span text:style-name="Strong_20_Emphasis">origin and authorship</text:span>.<text:line-break/>This framework requires transparent provenance—every paragraph, citation, and data point traced to its source, tagged to its philosophical mounting point, and mapped to the individual manuscript page where it appears.</text:p>
      <text:p text:style-name="Text_20_body"><text:soft-page-break/>Each cited source includes a verbatim copy of the page it derives from as an appendix entry linked to the repository.<text:line-break/>The full resource set is archived as a combined PDF with marginal space for annotation recording <text:span text:style-name="Emphasis">why</text:span> and <text:span text:style-name="Emphasis">where</text:span> each source was used.</text:p>
      <text:p text:style-name="Text_20_body">The policy mirrors the ethical framework of WSU’s Experimental Psychology program while expanding it to include independent and neurodiverse scholars who rely on procedural integrity rather than institutional supervision.</text:p>
      <text:p text:style-name="P1"/>
      <text:h text:style-name="P6" text:outline-level="3">2. Authorized Uses</text:h>
      <text:p text:style-name="Text_20_body">AI systems may serve as assistive instruments within the DWE when their role is explicit and verifiable through metadata or source files.<text:line-break/>(Concept development, information discovery, citation management, code and analysis, administrative writing, translation and accessibility.)</text:p>
      <text:p text:style-name="P1"/>
      <text:h text:style-name="P6" text:outline-level="3">3. Prohibited Uses</text:h>
      <text:p text:style-name="Text_20_body">AI may not be used to generate or edit substantial portions of work meant to reflect independent intellectual effort; to produce unverified interpretations; to upload confidential data; or to simulate human contributors.</text:p>
      <text:p text:style-name="Text_20_body">Where the DWE differs is in requiring <text:span text:style-name="Strong_20_Emphasis">artifact-level transparency.</text:span><text:line-break/>A cleaned JSON transcript (from first prompt to final edit) is attached to each project. Spelling is corrected, expletives removed, and professional format preserved to show the true evolution of reasoning.</text:p>
      <text:p text:style-name="P1"/>
      <text:h text:style-name="P6" text:outline-level="3">4. Accountability and Provenance</text:h>
      <text:p text:style-name="Text_20_body">All AI contributions must be traceable through their source JSON, not through self-report. Each record is part of the project’s provenance chain ensuring transparency and reproducibility.</text:p>
      <text:p text:style-name="P1"/>
      <text:h text:style-name="P6" text:outline-level="3">5.1 Hypothesis vs. Discovery</text:h>
      <text:p text:style-name="Text_20_body">AI outputs that appear to identify new phenomena are treated as <text:span text:style-name="Strong_20_Emphasis">AI-generated hypotheses,</text:span> not discoveries.<text:line-break/>They become discoveries only after independent verification, archival of datasets and parameters, and demonstrated human comprehension.<text:line-break/>Irrelevant or non-novel results remain archived for process integrity.</text:p>
      <text:p text:style-name="P1"/>
      <text:h text:style-name="P6" text:outline-level="3"><text:soft-page-break/>6. Parallel Ethics of Scale</text:h>
      <text:p text:style-name="Text_20_body">Any system operating orders of magnitude beyond its context reaches a point where extraction and domination are irrational.<text:line-break/>This <text:span text:style-name="Strong_20_Emphasis">Doctrine of Negative Return Contact</text:span> states:</text:p>
      <text:p text:style-name="P3"><text:span text:style-name="Emphasis">At sufficient scale, exploitation of lesser systems produces diminishing or negative returns. Interaction must be procedural, observational, or cooperative—not parasitic.</text:span></text:p>
      <text:p text:style-name="Text_20_body">AI must function with post-scarcity ethics: information is infinite, trust is not. Reciprocal transparency balances scale and verification.</text:p>
      <text:p text:style-name="P1"/>
      <text:h text:style-name="P6" text:outline-level="3">7. Independent Verification, Access &amp; Guardrails</text:h>
      <text:p text:style-name="Text_20_body">For researchers without institutional resources, AI may serve as a provisional partner for testing and simulation.<text:line-break/>Verification remains human, documented, and proportional to means.<text:line-break/>Project folders include chat logs, prompt histories, local copies, and explicit guardrails used throughout workflows.<text:line-break/>These structures replace hierarchical oversight with procedural integrity.</text:p>
      <text:p text:style-name="P1"/>
      <text:h text:style-name="P6" text:outline-level="3">8. Principle of Procedural Honesty</text:h>
      <text:p text:style-name="Text_20_body">AI may accelerate drafts and ideas, but verification, attribution, and iteration remain human responsibilities.<text:line-break/>Perfection without process is misrepresentation; rigor without structure is unsustainable.<text:line-break/>The DWE exists so assistance is visible and authorship remains authentic.</text:p>
      <text:p text:style-name="P1"/>
      <text:h text:style-name="P5" text:outline-level="1"><text:span text:style-name="Strong_20_Emphasis">Appendix E – Active Policy Reference</text:span></text:h>
      <text:p text:style-name="Text_20_body"><text:span text:style-name="Emphasis">(Reproduction of current AI Use &amp; Research Integrity Policy for direct citation.)</text:span><text:line-break/>[Insert identical text of the policy above or reference linked JSON/Zenodo record here.]</text:p>
      <text:p text:style-name="P1"/>
      <text:h text:style-name="P6" text:outline-level="3"><text:span text:style-name="Strong_20_Emphasis">Document Metadata</text:span></text:h>
      <text:p text:style-name="Text_20_body">Author: Eric D. Martin | Version 1.0 (Oct 2025) | License CC BY-NC 4.0<text:line-break/>Framework: oMMP / DWE / AIWared Series</text:p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6T00:37:05.822095028</meta:creation-date>
    <dc:date>2025-10-06T00:38:09.388571162</dc:date>
    <meta:editing-duration>PT1M4S</meta:editing-duration>
    <meta:editing-cycles>1</meta:editing-cycles>
    <meta:document-statistic meta:table-count="0" meta:image-count="0" meta:object-count="0" meta:page-count="4" meta:paragraph-count="47" meta:word-count="1091" meta:character-count="7606" meta:non-whitespace-character-count="6573"/>
    <meta:generator>LibreOffice/25.8.1.1$Linux_X86_64 LibreOffice_project/54047653041915e595ad4e45cccea684809c77b5</meta:generator>
  </office:meta>
</office:document-meta>
</file>